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000.0" office:value-type="float"/>
          <table:table-cell table:style-name="acquired_lot_note_fiat" office:value="14274.66666666666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74.666666666666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1000000 of 1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37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36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1: 0.91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6.24759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